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622b4" officeooo:paragraph-rsid="001622b4"/>
    </style:style>
    <style:style style:name="P2" style:family="paragraph" style:parent-style-name="Text_20_body">
      <style:text-properties officeooo:rsid="001622b4" officeooo:paragraph-rsid="00198484"/>
    </style:style>
    <style:style style:name="P3" style:family="paragraph" style:parent-style-name="Text_20_body">
      <style:text-properties officeooo:rsid="00198484" officeooo:paragraph-rsid="00198484"/>
    </style:style>
    <style:style style:name="P4" style:family="paragraph" style:parent-style-name="Text_20_body">
      <style:text-properties officeooo:rsid="001a356e" officeooo:paragraph-rsid="001a356e"/>
    </style:style>
    <style:style style:name="P5" style:family="paragraph" style:parent-style-name="Text_20_body">
      <style:text-properties officeooo:rsid="001a8ded" officeooo:paragraph-rsid="001a8ded"/>
    </style:style>
    <style:style style:name="P6" style:family="paragraph" style:parent-style-name="Text_20_body">
      <style:text-properties officeooo:rsid="0020243f" officeooo:paragraph-rsid="0020243f"/>
    </style:style>
    <style:style style:name="P7" style:family="paragraph" style:parent-style-name="Text_20_body">
      <style:text-properties officeooo:rsid="00205f03" officeooo:paragraph-rsid="00205f03"/>
    </style:style>
    <style:style style:name="P8" style:family="paragraph" style:parent-style-name="Text_20_body">
      <style:text-properties officeooo:rsid="00205f03" officeooo:paragraph-rsid="002171ab"/>
    </style:style>
    <style:style style:name="P9" style:family="paragraph" style:parent-style-name="Text_20_body">
      <style:text-properties officeooo:rsid="002246eb" officeooo:paragraph-rsid="002246eb"/>
    </style:style>
    <style:style style:name="P10" style:family="paragraph" style:parent-style-name="Heading_20_2">
      <style:text-properties officeooo:rsid="0023db04" officeooo:paragraph-rsid="0023db04"/>
    </style:style>
    <style:style style:name="T1" style:family="text">
      <style:text-properties officeooo:rsid="00198484"/>
    </style:style>
    <style:style style:name="T2" style:family="text">
      <style:text-properties officeooo:rsid="0019cfc8"/>
    </style:style>
    <style:style style:name="T3" style:family="text">
      <style:text-properties officeooo:rsid="001a356e"/>
    </style:style>
    <style:style style:name="T4" style:family="text">
      <style:text-properties officeooo:rsid="001c3cce"/>
    </style:style>
    <style:style style:name="T5" style:family="text">
      <style:text-properties officeooo:rsid="0020243f"/>
    </style:style>
    <style:style style:name="T6" style:family="text">
      <style:text-properties officeooo:rsid="002043de"/>
    </style:style>
    <style:style style:name="T7" style:family="text">
      <style:text-properties officeooo:rsid="00234d32"/>
    </style:style>
    <style:style style:name="T8" style:family="text">
      <style:text-properties officeooo:rsid="0024add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2">Validation <text:span text:style-name="T8">Priorities to SLRs</text:span></text:h>
      <text:p text:style-name="Text_20_body">Reliability,</text:p>
      <text:p text:style-name="Text_20_body">The use-cases describe how we want to sort multiple coloured disks, because we want the sorting to be done as accurately as possible we chose reliability as one of our priorities.</text:p>
      <text:p text:style-name="P1"><text:span text:style-name="T2">Accessibility</text:span>,</text:p>
      <text:p text:style-name="P4">The use-cases describe <text:span text:style-name="T4">that</text:span> the user has to remove all disks from the machine after the “ABORT” button is pressed. Because of this we want to make the machine somewhat open, so the user can remove the disks with relative ease.</text:p>
      <text:p text:style-name="P1">Speed,</text:p>
      <text:p text:style-name="P2">The use-cases describe how we want to sort multiple coloured disks, because we want the sorting to be done as <text:span text:style-name="T1">fast</text:span> as possible we chose <text:span text:style-name="T1">speed</text:span> as one of our priorities.</text:p>
      <text:p text:style-name="P1">Robustness,</text:p>
      <text:p text:style-name="P5">The use-cases descri<text:span text:style-name="T4">b</text:span>e <text:span text:style-name="T4">that</text:span> the user has to remove all <text:span text:style-name="T3">disks from the machine after the “ABORT” button is pressed. </text:span>For this reason we <text:span text:style-name="T4">want the machine to be fairly durable so that the user does not easily damage it. Additionally, since the machine contains a number of engines and moving parts, it will be vibrating ever so slightly. These vibrations should also not cause any damage to the machine leading to our priority of robustness.</text:span></text:p>
      <text:p text:style-name="P1">Amount of space,</text:p>
      <text:p text:style-name="P6">This priority does not have a clear relation to our SLRs, however, we believe that a small machine capable of accomplishing the same task is generally better than a larger version. <text:span text:style-name="T6">This is because the machine has to be stored or placed somewhere, leaving you with more space for other machines. This is why we chose for minimizing floorspace as one of our priorities.</text:span></text:p>
      <text:p text:style-name="P3">Difficulty of building:</text:p>
      <text:p text:style-name="P7">This priority also does not have a <text:span text:style-name="T5">clear relation to our SLRs, </text:span>but this would make our job as builders easier. It would also allow for greater rates of production of the machine. For these reasons we chose difficulty of building as one of our priorities.</text:p>
      <text:p text:style-name="P3">Amount of parts,</text:p>
      <text:p text:style-name="P8">This priority also does not have a <text:span text:style-name="T5">clear relation to our SLRs. A lot of parts, though, would make our machine more expensive and harsher on the environment, leading us to make the amount of parts one of our priorities.</text:span></text:p>
      <text:p text:style-name="P8"/>
      <text:p text:style-name="P9">Because the priorities “Amount of space”, “Difficulty of building” and “Amount of parts” <text:span text:style-name="T7">have no clear relationship to the SLRs we chose to put them on the bottom of our priority li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4T15:43:38.956808439</meta:creation-date>
    <dc:date>2015-03-04T16:40:06.354592197</dc:date>
    <meta:editing-duration>PT40M34S</meta:editing-duration>
    <meta:editing-cycles>18</meta:editing-cycles>
    <meta:generator>LibreOffice/4.3.3.2$Linux_X86_64 LibreOffice_project/430m0$Build-2</meta:generator>
    <meta:document-statistic meta:table-count="0" meta:image-count="0" meta:object-count="0" meta:page-count="1" meta:paragraph-count="16" meta:word-count="378" meta:character-count="2159" meta:non-whitespace-character-count="1797"/>
  </office:meta>
</office:document-meta>
</file>